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text/xml" manifest:full-path="Object 9/settings.xml"/>
  <manifest:file-entry manifest:media-type="text/xml" manifest:full-path="Object 9/styles.xml"/>
  <manifest:file-entry manifest:media-type="application/vnd.oasis.opendocument.spreadsheet" manifest:full-path="Object 9/"/>
  <manifest:file-entry manifest:media-type="application/vnd.sun.star.oleobject" manifest:full-path="Object 1"/>
  <manifest:file-entry manifest:media-type="application/x-openoffice-gdimetafile;windows_formatname=&quot;GDIMetaFile&quot;" manifest:full-path="ObjectReplacements/Object 9"/>
  <manifest:file-entry manifest:media-type="application/x-openoffice-wmf;windows_formatname=&quot;Image WMF&quot;" manifest:full-path="ObjectReplacements/Object 1"/>
  <manifest:file-entry manifest:media-type="application/x-openoffice-wmf;windows_formatname=&quot;Image WMF&quot;" manifest:full-path="ObjectReplacements/Object 2"/>
  <manifest:file-entry manifest:media-type="application/x-openoffice-wmf;windows_formatname=&quot;Image WMF&quot;" manifest:full-path="ObjectReplacements/Object 3"/>
  <manifest:file-entry manifest:media-type="application/x-openoffice-wmf;windows_formatname=&quot;Image WMF&quot;" manifest:full-path="ObjectReplacements/Object 4"/>
  <manifest:file-entry manifest:media-type="application/x-openoffice-wmf;windows_formatname=&quot;Image WMF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wmf;windows_formatname=&quot;Image WMF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ettings.xml"/>
  <manifest:file-entry manifest:media-type="text/xml" manifest:full-path="Object 10/styles.xml"/>
  <manifest:file-entry manifest:media-type="application/vnd.oasis.opendocument.spreadsheet" manifest:full-path="Object 10/"/>
  <manifest:file-entry manifest:media-type="application/vnd.sun.star.oleobject" manifest:full-path="Object 6"/>
  <manifest:file-entry manifest:media-type="text/xml" manifest:full-path="meta.xml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vnd.oasis.opendocument.spreadsheet" manifest:full-path="Object 1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7.253cm" style:type="right"/>
        </style:tab-stops>
      </style:paragraph-properties>
      <style:text-properties fo:language="zxx" fo:country="none"/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fo:font-size="6pt" style:font-size-asian="6pt" style:font-size-complex="10pt"/>
    </style:style>
    <style:style style:name="P9" style:family="paragraph" style:parent-style-name="H2">
      <style:paragraph-properties fo:margin-top="0cm" fo:margin-bottom="0cm"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itle">
      <style:paragraph-properties fo:margin-top="0cm" fo:margin-bottom="0cm"/>
    </style:style>
    <style:style style:name="P1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fo:text-indent="1.016cm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.499cm" fo:margin-right="0cm" fo:margin-top="0cm" fo:margin-bottom="0cm" fo:text-indent="0.499cm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499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15" style:family="paragraph" style:parent-style-name="Header">
      <style:paragraph-properties fo:margin-left="0.499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Header">
      <style:paragraph-properties fo:margin-left="0.499cm" fo:margin-right="0cm" fo:margin-top="0cm" fo:margin-bottom="0.199cm" fo:text-indent="0cm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Header">
      <style:paragraph-properties fo:margin-left="0.499cm" fo:margin-right="0cm" fo:margin-top="0cm" fo:margin-bottom="0.199cm" fo:text-align="start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499cm" fo:margin-right="0cm" fo:margin-top="0cm" fo:margin-bottom="0.199cm" fo:text-indent="0cm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left="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margin-left="1cm" fo:margin-right="0cm" fo:margin-top="0cm" fo:margin-bottom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left="1cm" fo:margin-right="0cm" fo:margin-top="0cm" fo:margin-bottom="0cm" fo:text-indent="0.49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1cm" fo:margin-right="0cm" fo:margin-top="0cm" fo:margin-bottom="0cm" fo:text-align="justify" style:justify-single-word="false" fo:text-indent="0.499cm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1cm" fo:margin-right="0cm" fo:margin-top="0cm" fo:margin-bottom="0cm" fo:text-align="start" style:justify-single-word="false" fo:text-indent="0.499cm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26" style:family="paragraph" style:parent-style-name="Standard" style:list-style-name="WW8Num10">
      <style:paragraph-properties fo:margin-left="1.249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27" style:family="paragraph" style:parent-style-name="Standard" style:list-style-name="WW8Num41">
      <style:paragraph-properties fo:margin-left="1.249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28" style:family="paragraph" style:parent-style-name="Standard" style:list-style-name="WW8Num3">
      <style:paragraph-properties fo:margin-left="1.884cm" fo:margin-right="0cm" fo:margin-top="0cm" fo:margin-bottom="0cm" fo:text-indent="0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Standard" style:list-style-name="WW8Num16">
      <style:paragraph-properties fo:margin-left="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0" style:family="paragraph" style:parent-style-name="Standard" style:list-style-name="WW8Num59">
      <style:paragraph-properties fo:margin-left="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WW8Num41">
      <style:paragraph-properties fo:margin-left="1cm" fo:margin-right="0cm" fo:margin-top="0cm" fo:margin-bottom="0cm" fo:text-indent="0cm" style:auto-text-indent="false">
        <style:tab-stops>
          <style:tab-stop style:position="-0.614cm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WW8Num54">
      <style:paragraph-properties fo:margin-left="1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33" style:family="paragraph" style:parent-style-name="Standard" style:list-style-name="WW8Num17">
      <style:paragraph-properties fo:margin-left="1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P34" style:family="paragraph" style:parent-style-name="Standard" style:list-style-name="WW8Num16">
      <style:paragraph-properties fo:margin-left="1cm" fo:margin-right="0cm" fo:margin-top="0cm" fo:margin-bottom="0.101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WW8Num59">
      <style:paragraph-properties fo:margin-left="1cm" fo:margin-right="0cm" fo:margin-top="0cm" fo:margin-bottom="0.101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WW8Num18">
      <style:paragraph-properties fo:margin-left="0.801cm" fo:margin-right="0cm" fo:margin-top="0cm" fo:margin-bottom="0cm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WW8Num12">
      <style:paragraph-properties fo:margin-left="2cm" fo:margin-right="0cm" fo:margin-top="0cm" fo:margin-bottom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38" style:family="paragraph" style:parent-style-name="Standard" style:list-style-name="WW8Num11">
      <style:paragraph-properties fo:margin-left="2cm" fo:margin-right="0cm" fo:margin-top="0cm" fo:margin-bottom="0cm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fo:font-size="10pt" style:font-size-asian="10pt" style:font-size-complex="10pt"/>
    </style:style>
    <style:style style:name="P39" style:family="paragraph" style:parent-style-name="Heading_20_1">
      <style:paragraph-properties fo:margin-top="0cm" fo:margin-bottom="0.199cm" fo:text-align="center" style:justify-single-word="false"/>
      <style:text-properties fo:font-size="14pt" style:font-size-asian="14pt" style:font-size-complex="14pt"/>
    </style:style>
    <style:style style:name="P40" style:family="paragraph" style:parent-style-name="Contents_20_1" style:master-page-name="Standard">
      <style:paragraph-properties fo:margin-left="0cm" fo:margin-right="0cm" fo:margin-top="0cm" fo:margin-bottom="0.3cm" fo:text-align="center" style:justify-single-word="false" fo:text-indent="0cm" style:auto-text-indent="false" style:page-number="auto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font-name="Thorndale" fo:font-size="10pt" style:font-size-asian="10pt" style:font-size-complex="10pt"/>
    </style:style>
    <style:style style:name="T2" style:family="text">
      <style:text-properties style:font-name="Thorndale" fo:font-size="10pt" style:font-name-asian="Wingdings" style:font-size-asian="10pt" style:font-name-complex="Wingdings" style:font-size-complex="10pt"/>
    </style:style>
    <style:style style:name="T3" style:family="text">
      <style:text-properties style:font-name="Thorndale" style:font-name-asian="Wingdings" style:font-name-complex="Wingdings"/>
    </style:style>
    <style:style style:name="T4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T5" style:family="text">
      <style:text-properties style:font-name="Wingdings" style:font-name-asian="Wingdings" style:font-name-complex="Wingdings"/>
    </style:style>
    <style:style style:name="T6" style:family="text">
      <style:text-properties fo:font-weight="bold" style:font-weight-asian="bold"/>
    </style:style>
    <style:style style:name="T7" style:family="text">
      <style:text-properties style:text-position="super 58%"/>
    </style:style>
    <style:style style:name="T8" style:family="text">
      <style:text-properties fo:font-style="italic" style:font-style-asian="italic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style:font-name="Times New Roman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942cm" draw:visible-area-height="8.153cm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18cm" draw:visible-area-height="8.153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6.832cm" draw:visible-area-height="10.429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6.858cm" draw:visible-area-height="10.429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6.884cm" draw:visible-area-height="10.429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9.028cm" draw:visible-area-height="9.97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ETUde du fonctionnement du stade d’eau vive</text:p>
      <text:p text:style-name="P13">À partir de la présentation du stade d’eau vive décrite dans le dossier technique (qui vous a été préalablement remis), des courbes de marées (annexes 4.1 pages 6 et 7 du présent document) <text:s/>et des hypothèses suivantes :</text:p>
      <text:list xml:id="list2399762582784058836" text:style-name="WW8Num10">
        <text:list-item>
          <text:p text:style-name="P26">la hauteur des vannes totalement relevées est de 2 m au dessus du radier ?</text:p>
        </text:list-item>
        <text:list-item>
          <text:p text:style-name="P26">la hauteur de la lame d’eau au dessus du sommet de cette vanne doit être de :</text:p>
        </text:list-item>
      </text:list>
      <text:list xml:id="list2950733236734094078" text:style-name="WW8Num3">
        <text:list-item>
          <text:p text:style-name="P28">0,4 m pour obtenir un débit de 4 <text:s/>m<text:span text:style-name="T7">3</text:span>.s<text:span text:style-name="T7">-1 <text:s text:c="2"/></text:span></text:p>
        </text:list-item>
        <text:list-item>
          <text:p text:style-name="P28">0,9 m pour obtenir un débit de 14 m<text:span text:style-name="T7">3</text:span>.s<text:span text:style-name="T7">-1</text:span></text:p>
        </text:list-item>
      </text:list>
      <text:list xml:id="list3716285270659622905" text:style-name="WW8Num41">
        <text:list-item>
          <text:p text:style-name="P27">le stade est utilisable tant que le niveau de la mer est inférieur ou égal au point le plus bas du stade (0 m NGF)</text:p>
        </text:list-item>
        <text:list-item>
          <text:p text:style-name="P27">les courbes de marées fournies sont des courbes de marées idéales (durée de la marée = 12h, coefficients identiques le matin et le soir)</text:p>
        </text:list-item>
      </text:list>
      <text:p text:style-name="P14">on étudiera successivement : le remplissage du bassin, son utilisation et le fonctionnement de la vanne <text:span text:style-name="T8">omniflots</text:span>.</text:p>
      <text:p text:style-name="P4"/>
      <text:p text:style-name="P18">1-1) Étude du remplissage</text:p>
      <text:p text:style-name="P20">Hypothèses :</text:p>
      <text:list xml:id="list3301008277090022849" text:style-name="WW8Num16">
        <text:list-item>
          <text:p text:style-name="P29">les vannes sont totalement affalées et permettent un remplissage optimal de la réserve</text:p>
        </text:list-item>
        <text:list-item>
          <text:p text:style-name="P29">on rappelle que les dimensions de la réserve sont 2000m x 60m </text:p>
        </text:list-item>
        <text:list-item>
          <text:p text:style-name="P34">à l’heure de Pleine Mer (PM), les deux vannes sont totalement relevées.</text:p>
        </text:list-item>
      </text:list>
      <text:p text:style-name="P22">À partir des courbes de marée fournies (pour les coefficients <text:s/>45, 60 et 95, annexe 1 pages 3) et du profil du stade (voir dossier technique) , <text:s/>remplir le tableau ci dessous :</text:p>
      <text:p text:style-name="P11"><draw:frame draw:style-name="fr1" draw:name="Objet9" text:anchor-type="as-char" svg:width="15.423cm" svg:height="4.736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21"><text:span text:style-name="T9">Nota</text:span> :<text:tab/> <text:s text:c="2"/>PM + 3 <text:s/>= <text:s/>heure de Pleine Mer + 3 heures</text:p>
      <text:p text:style-name="P21"/>
      <text:p text:style-name="P16">1-2) Etude de l’utilisation du stade</text:p>
      <text:p text:style-name="P19">Hypothèses :</text:p>
      <text:list xml:id="list4083723292831897301" text:style-name="WW8Num59">
        <text:list-item>
          <text:p text:style-name="P30">le coefficient de marée a été suffisant pour remplir au maximum la réserve <text:s/>et les deux vannes sont totalement relevées.</text:p>
        </text:list-item>
        <text:list-item>
          <text:p text:style-name="P30">la vanne <text:span text:style-name="T8">stockVide</text:span> reste totalement relevée pendant toute la durée d’utilisation</text:p>
        </text:list-item>
        <text:list-item>
          <text:p text:style-name="P30">on rappelle que l’abaissement du sommet de la vanne <text:span text:style-name="T8">omniflots</text:span> permet de réguler le débit dans la rivière artificielle (voir paragraphe 2.8.1 <text:s/>page 7 du dossier technique):</text:p>
        </text:list-item>
      </text:list>
      <text:list xml:id="list7946311228599549556" text:style-name="WW8Num18">
        <text:list-item>
          <text:p text:style-name="P36">le débit de 4 m<text:span text:style-name="T7">3</text:span>.s<text:span text:style-name="T7">-1 </text:span>est obtenu quand le sommet de la vanne <text:span text:style-name="T8">omniflots</text:span> est 0,4m plus bas que l’eau dans la réserve.</text:p>
        </text:list-item>
        <text:list-item>
          <text:p text:style-name="P36">le débit de 14 m<text:span text:style-name="T7">3</text:span>.s<text:span text:style-name="T7">-1 </text:span>est obtenu quand le sommet de la vanne <text:span text:style-name="T8">omniflots</text:span> est 0,9 m plus bas que le niveau de l’eau dans la réserve.</text:p>
        </text:list-item>
      </text:list>
      <text:list xml:id="list28651127" text:continue-list="list3716285270659622905" text:style-name="WW8Num41">
        <text:list-item text:start-value="1">
          <text:p text:style-name="P31">on rappelle que le stade est utilisable tant que le niveau de la mer est inférieur ou égal au point le plus bas du stade (0 m NGF)</text:p>
        </text:list-item>
      </text:list>
      <text:list xml:id="list28633505" text:continue-list="list4083723292831897301" text:style-name="WW8Num59">
        <text:list-item text:start-value="1">
          <text:p text:style-name="P35">on étudie le fonctionnement pour les débits minimum (4 m<text:span text:style-name="T7">3</text:span>.s<text:span text:style-name="T7">-1</text:span>) et maximum (14 m<text:span text:style-name="T7">3</text:span>.s<text:span text:style-name="T7">-1</text:span>).</text:p>
        </text:list-item>
      </text:list>
      <text:p text:style-name="P19">Remplir le tableau suivant :</text:p>
      <text:p text:style-name="P5"/>
      <text:p text:style-name="P5"><draw:frame draw:style-name="fr1" draw:name="Objet10" text:anchor-type="as-char" svg:width="16.69cm" svg:height="5.32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5"/>
      <text:p text:style-name="P15"><text:soft-page-break/>1-3) Horaires d’utilisation du stade</text:p>
      <text:p text:style-name="P12"><text:span text:style-name="T10">A partir des courbes de marée fournies</text:span> (annexe 4.1 pages 6 et 7)<text:span text:style-name="T10">, remplir le tableau suivant</text:span> :</text:p>
      <text:p text:style-name="P5"><draw:frame draw:style-name="fr1" draw:name="Objet11" text:anchor-type="as-char" svg:width="15.547cm" svg:height="3.059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17">1-4) Position <text:s/>de la vanne omniflots</text:p>
      <text:p text:style-name="P19">Hypothèses :</text:p>
      <text:list xml:id="list3070545244640980704" text:style-name="WW8Num54">
        <text:list-item>
          <text:p text:style-name="P32">le coefficient de marée a été suffisant <text:span text:style-name="T6">pour remplir au maximum la réserve</text:span>,</text:p>
        </text:list-item>
        <text:list-item>
          <text:p text:style-name="P32">le débit d’utilisation est constant et égal à 4 m<text:span text:style-name="T7">3</text:span>.s<text:span text:style-name="T7">-1</text:span>,</text:p>
        </text:list-item>
        <text:list-item>
          <text:p text:style-name="P32">la vanne <text:span text:style-name="T8">stockVide</text:span> reste totalement relevée,</text:p>
        </text:list-item>
        <text:list-item>
          <text:p text:style-name="P32">la vanne <text:span text:style-name="T8">omniflots</text:span> est totalement relevée de PM à PM +3,</text:p>
        </text:list-item>
        <text:list-item>
          <text:p text:style-name="P32">à partir de PM + 3 la position <text:s/>de la vanne <text:span text:style-name="T8">omniflots</text:span> doit permettre d’obtenir un débit de 4 m<text:span text:style-name="T7">3</text:span>.s<text:span text:style-name="T7">-1</text:span> pendant le plus longtemps possible.</text:p>
        </text:list-item>
      </text:list>
      <text:p text:style-name="P19"/>
      <text:p text:style-name="P19">Compléter le graphique ci-dessous (document réponse 1.4 page 9) qui doit représenter en fonction du temps :</text:p>
      <text:list xml:id="list6895622157431295869" text:style-name="WW8Num17">
        <text:list-item>
          <text:p text:style-name="P33">la hauteur d’eau dans la réserve <text:s/>(trait plein)</text:p>
        </text:list-item>
        <text:list-item>
          <text:p text:style-name="P33">la hauteur du sommet de la vanne (trait pointillé)</text:p>
        </text:list-item>
      </text:list>
      <text:p text:style-name="P19"/>
      <text:p text:style-name="P5"><text:bookmark-start text:name="_1011540450"/><text:bookmark-start text:name="_1011540389"/><text:bookmark-start text:name="_1011540255"/><text:bookmark-start text:name="_1011426898"/><text:bookmark-start text:name="_1011426828"/><text:bookmark-start text:name="_1011426716"/><text:bookmark-start text:name="_1011426619"/><text:bookmark-start text:name="_1011426583"/><text:bookmark-start text:name="_1011425988"/><text:bookmark-start text:name="_1001765375"/><text:bookmark-start text:name="_1000884950"/><text:bookmark-start text:name="_1000884912"/><text:bookmark-start text:name="_1000884899"/><text:bookmark-start text:name="_1000884118"/><text:bookmark-start text:name="_1000883878"/><draw:frame draw:style-name="fr2" draw:name="Objet1" text:anchor-type="as-char" svg:width="16.764cm" svg:height="7.308cm" draw:z-index="0"><draw:object-ole xlink:href="./Object 1" xlink:type="simple" xlink:show="embed" xlink:actuate="onLoad"/><draw:image xlink:href="./ObjectReplacements/Object 1" xlink:type="simple" xlink:show="embed" xlink:actuate="onLoad"/></draw:frame><text:bookmark-end text:name="_1011540450"/><text:bookmark-end text:name="_1011540389"/><text:bookmark-end text:name="_1011540255"/><text:bookmark-end text:name="_1011426898"/><text:bookmark-end text:name="_1011426828"/><text:bookmark-end text:name="_1011426716"/><text:bookmark-end text:name="_1011426619"/><text:bookmark-end text:name="_1011426583"/><text:bookmark-end text:name="_1011425988"/><text:bookmark-end text:name="_1001765375"/><text:bookmark-end text:name="_1000884950"/><text:bookmark-end text:name="_1000884912"/><text:bookmark-end text:name="_1000884899"/><text:bookmark-end text:name="_1000884118"/><text:bookmark-end text:name="_1000883878"/></text:p>
      <text:p text:style-name="P8"/>
      <text:p text:style-name="P6">Reprendre la question précédente pour un débit de 14 m<text:span text:style-name="T7">3</text:span>.s<text:span text:style-name="T7">-1</text:span>.</text:p>
      <text:p text:style-name="P5"/>
      <text:p text:style-name="P5"><text:bookmark-start text:name="_1011540481"/><text:bookmark-start text:name="_1011426986"/><text:bookmark-start text:name="_1011426934"/><text:bookmark-start text:name="_1011426758"/><text:bookmark-start text:name="_1011426593"/><text:bookmark-start text:name="_1011426517"/><draw:frame draw:style-name="fr3" draw:name="Objet2" text:anchor-type="as-char" svg:width="17.72cm" svg:height="7.338cm" draw:z-index="1"><draw:object-ole xlink:href="./Object 2" xlink:type="simple" xlink:show="embed" xlink:actuate="onLoad"/><draw:image xlink:href="./ObjectReplacements/Object 2" xlink:type="simple" xlink:show="embed" xlink:actuate="onLoad"/></draw:frame><text:bookmark-end text:name="_1011540481"/><text:bookmark-end text:name="_1011426986"/><text:bookmark-end text:name="_1011426934"/><text:bookmark-end text:name="_1011426758"/><text:bookmark-end text:name="_1011426593"/><text:bookmark-end text:name="_1011426517"/></text:p>
      <text:p text:style-name="P5"/>
      <text:p text:style-name="P17"><text:soft-page-break/>1-5) Choix technologiques</text:p>
      <text:p text:style-name="P23">Pour régler le débit de la vanne <text:span text:style-name="T8">omniflots</text:span> (4 à 14 m<text:span text:style-name="T7">3</text:span>.s<text:span text:style-name="T7">-1</text:span>), il est nécessaire de déterminer la <text:span text:style-name="T8">hauteur</text:span> de la lame d’eau (0,4m à 0,9m) au dessus de cette vanne. </text:p>
      <text:p text:style-name="P23">La mesure directe de cette grandeur étant difficilement réalisable, proposer une méthode permettant d’obtenir cette hauteur et indiquer quels sont le ou les capteurs nécessaires à cette détermination. </text:p>
      <text:p text:style-name="P23">On précisera pour chaque capteur nécessaire :</text:p>
      <text:list xml:id="list3841131613726072425" text:style-name="WW8Num12">
        <text:list-item>
          <text:p text:style-name="P37">sa localisation géographique, <text:s/></text:p>
        </text:list-item>
      </text:list>
      <text:list xml:id="list5514452259469254104" text:style-name="WW8Num11">
        <text:list-item>
          <text:p text:style-name="P38">la grandeur physique mesurée et son <text:s/>type (analogique, numérique, …),</text:p>
        </text:list-item>
        <text:list-item>
          <text:p text:style-name="P38">le type d’interface nécessaire (port, timer, cna , can, …) ,</text:p>
        </text:list-item>
      </text:list>
      <text:p text:style-name="P25"/>
      <text:h text:style-name="P39" text:outline-level="1" text:is-list-header="true">Annexes</text:h>
      <text:p text:style-name="P24">Les courbes de marées fournies sont des courbes de marées idéales (durée de la marée = 12h, coefficients identiques le matin et le soir) et les heures de pleine mer (PM) ont été fixées à 0h00 et 12h00.</text:p>
      <text:p text:style-name="P24">Toutes les hauteurs sont référencées par rapport au 0 des cartes marines (niveau hydrographique)</text:p>
      <text:p text:style-name="P4"/>
      <text:p text:style-name="P5"><text:bookmark-start text:name="_1001392954"/><text:bookmark-start text:name="_1001356271"/><text:bookmark-start text:name="_1001313195"/><draw:frame draw:style-name="fr4" draw:name="Objet3" text:anchor-type="as-char" svg:width="16.828cm" svg:height="9.486cm" draw:z-index="2"><draw:object-ole xlink:href="./Object 3" xlink:type="simple" xlink:show="embed" xlink:actuate="onLoad"/><draw:image xlink:href="./ObjectReplacements/Object 3" xlink:type="simple" xlink:show="embed" xlink:actuate="onLoad"/></draw:frame><text:bookmark-end text:name="_1001392954"/><text:bookmark-end text:name="_1001356271"/><text:bookmark-end text:name="_1001313195"/></text:p>
      <text:p text:style-name="P5"><text:bookmark-start text:name="_1001393430"/><text:bookmark-start text:name="_1001313319"/><draw:frame draw:style-name="fr5" draw:name="Objet4" text:anchor-type="as-char" svg:width="16.997cm" svg:height="9.874cm" draw:z-index="8"><draw:object-ole xlink:href="./Object 4" xlink:type="simple" xlink:show="embed" xlink:actuate="onLoad"/><draw:image xlink:href="./ObjectReplacements/Object 4" xlink:type="simple" xlink:show="embed" xlink:actuate="onLoad"/></draw:frame><text:bookmark-end text:name="_1001393430"/><text:bookmark-end text:name="_1001313319"/></text:p>
      <text:p text:style-name="P4"><text:soft-page-break/></text:p>
      <text:p text:style-name="P4"/>
      <text:p text:style-name="P7"><text:bookmark-start text:name="_1001313441"/><draw:frame draw:style-name="fr6" draw:name="Objet5" text:anchor-type="as-char" svg:width="16.88cm" svg:height="10.425cm" draw:z-index="3"><draw:object-ole xlink:href="./Object 5" xlink:type="simple" xlink:show="embed" xlink:actuate="onLoad"/><draw:image xlink:href="./ObjectReplacements/Object 5" xlink:type="simple" xlink:show="embed" xlink:actuate="onLoad"/></draw:frame><text:bookmark-end text:name="_1001313441"/></text:p>
      <text:p text:style-name="P7"/>
      <text:p text:style-name="P3"/>
      <text:p text:style-name="P7"><text:bookmark-start text:name="_1011680346"/><text:bookmark-start text:name="_1001399608"/><draw:frame draw:style-name="fr7" draw:name="Objet6" text:anchor-type="as-char" svg:width="17.577cm" svg:height="9.206cm" draw:z-index="4"><draw:object-ole xlink:href="./Object 6" xlink:type="simple" xlink:show="embed" xlink:actuate="onLoad"/><draw:image xlink:href="./ObjectReplacements/Object 6" xlink:type="simple" xlink:show="embed" xlink:actuate="onLoad"/></draw:frame><text:bookmark-end text:name="_1011680346"/><text:bookmark-end text:name="_1001399608"/></text:p>
      <text:p text:style-name="P10"/>
      <text:p text:style-name="P3">Le niveau NGF est utilisé sur les cartes terrestres, il correspond au niveau de mi-marée (ici 5m hydrographique correspond à 0m NGF)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1pt" fo:language="fr" fo:country="FR" style:font-name-asian="Times New Roman" style:font-size-asian="11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size="16pt" style:text-underline-style="solid" style:text-underline-width="auto" style:text-underline-color="font-color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23cm" fo:margin-bottom="0.106cm" fo:text-indent="0cm" style:auto-text-indent="false" fo:keep-with-next="always"/>
      <style:text-properties fo:font-size="14pt" style:text-underline-style="solid" style:text-underline-width="auto" style:text-underline-color="font-color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.423cm" fo:margin-bottom="0.106cm" fo:text-indent="0cm" style:auto-text-indent="false" fo:keep-with-next="always"/>
      <style:text-properties style:font-name="Arial"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0cm" fo:margin-right="0cm" fo:margin-top="0.423cm" fo:margin-bottom="0.106cm" fo:text-indent="0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423cm" fo:margin-bottom="0.106cm" fo:text-indent="0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cm" fo:margin-top="0.423cm" fo:margin-bottom="0.106cm" fo:text-indent="0cm" style:auto-text-indent="false"/>
      <style:text-properties style:font-name="Arial"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.353cm" fo:margin-right="0cm" fo:margin-top="0.212cm" fo:margin-bottom="0.212cm" fo:text-indent="0cm" style:auto-text-indent="false">
        <style:tab-stops>
          <style:tab-stop style:position="0.353cm"/>
          <style:tab-stop style:position="17.279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251cm" fo:margin-right="0cm" fo:text-indent="0cm" style:auto-text-indent="false">
        <style:tab-stops>
          <style:tab-stop style:position="0.161cm"/>
          <style:tab-stop style:position="16.381cm" style:type="right" style:leader-style="dotted" style:leader-text="."/>
        </style:tab-stops>
      </style:paragraph-properties>
      <style:text-properties fo:font-size="10pt" fo:language="zxx" fo:country="none" style:font-size-asian="10pt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2.117cm"/>
          <style:tab-stop style:position="17.632cm" style:type="right" style:leader-style="dotted" style:leader-text="."/>
        </style:tab-stops>
      </style:paragraph-properties>
      <style:text-properties fo:font-size="12pt" fo:language="zxx" fo:country="none" style:text-underline-style="solid" style:text-underline-width="auto" style:text-underline-color="font-color" fo:font-weight="bold" style:font-size-asian="12pt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058cm" fo:margin-right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text-indent="0cm" style:auto-text-indent="false"/>
      <style:text-properties fo:font-size="9pt" style:font-size-asian="9pt"/>
    </style:style>
    <style:style style:name="Corps_20_de_20_texte_20_2" style:display-name="Corps de texte 2" style:family="paragraph" style:parent-style-name="Standard">
      <style:text-properties fo:color="#000000" fo:font-size="12pt" style:font-size-asian="12pt"/>
    </style:style>
    <style:style style:name="H2" style:family="paragraph" style:parent-style-name="Standard" style:next-style-name="Standard">
      <style:paragraph-properties fo:margin-top="0.176cm" fo:margin-bottom="0.176cm" fo:keep-with-next="always"/>
      <style:text-properties fo:font-size="18pt" fo:font-weight="bold" style:font-size-asian="18pt" style:language-asian="fr" style:country-asian="FR" style:font-weight-asian="bold"/>
    </style:style>
    <style:style style:name="H1" style:family="paragraph" style:parent-style-name="Standard" style:next-style-name="Standard">
      <style:paragraph-properties fo:margin-top="0.176cm" fo:margin-bottom="0.176cm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="100%"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Index_20_1" style:display-name="Index 1" style:family="paragraph" style:parent-style-name="Standard" style:next-style-name="Standard" style:class="index">
      <style:paragraph-properties fo:margin="100%" fo:margin-left="0.353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="100%" fo:margin-left="2.469cm" fo:margin-right="0cm" fo:text-indent="-0.353cm" style:auto-text-indent="false"/>
    </style:style>
    <style:style style:name="H3" style:family="paragraph" style:parent-style-name="Standard" style:next-style-name="Standard">
      <style:paragraph-properties fo:margin-top="0.176cm" fo:margin-bottom="0.176cm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>
      <style:paragraph-properties fo:margin-top="0.176cm" fo:margin-bottom="0.176cm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>
      <style:paragraph-properties fo:margin-top="0.176cm" fo:margin-bottom="0.176cm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>
      <style:paragraph-properties fo:margin-top="0.176cm" fo:margin-bottom="0.176cm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="100%" fo:margin-left="0.635cm" fo:margin-right="0.635cm" fo:margin-top="0.176cm" fo:margin-bottom="0.176cm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style:language-asian="fr" style:country-asian="FR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2cm 0.035cm 0.002cm" fo:padding="0cm" fo:border-left="none" fo:border-right="none" fo:border-top="0.039cm double #000000" fo:border-bottom="none"/>
      <style:text-properties style:use-window-font-color="true" style:font-name="Arial" fo:font-size="8pt" fo:language="fr" fo:country="FR" style:font-name-asian="Arial" style:font-size-asian="8pt" style:language-asian="fr" style:country-asian="FR" style:font-name-complex="Times New Roman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2cm 0.035cm 0.002cm" fo:padding="0cm" fo:border-left="none" fo:border-right="none" fo:border-top="none" fo:border-bottom="0.039cm double #000000"/>
      <style:text-properties style:use-window-font-color="true" style:font-name="Arial" fo:font-size="8pt" fo:language="fr" fo:country="FR" style:font-name-asian="Arial" style:font-size-asian="8pt" style:language-asian="fr" style:country-asian="FR" style:font-name-complex="Times New Roman" style:font-size-complex="10pt" text:display="none"/>
    </style:style>
    <style:style style:name="Corps_20_de_20_texte_20_3" style:display-name="Corps de texte 3" style:family="paragraph" style:parent-style-name="Standard"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="100%" fo:margin-left="1.251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="100%" fo:margin-left="1cm" fo:margin-right="0cm" fo:text-align="center" style:justify-single-word="false" fo:text-indent="-1cm" style:auto-text-indent="false">
        <style:tab-stops>
          <style:tab-stop style:position="10.502cm"/>
        </style:tab-stops>
      </style:paragraph-properties>
      <style:text-properties fo:font-size="12pt"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2" style:display-name="Retrait corps de texte 2" style:family="paragraph" style:parent-style-name="Standard">
      <style:paragraph-properties fo:margin="100%" fo:margin-left="0cm" fo:margin-right="0cm" fo:text-align="justify" style:justify-single-word="false" fo:text-indent="0.635cm" style:auto-text-indent="false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5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4z0" style:family="text">
      <style:text-properties style:use-window-font-color="true" style:font-name="Symbol" fo:font-size="14pt" style:font-size-asian="14pt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5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Wingdings"/>
    </style:style>
    <style:style style:name="WW8Num30z0" style:family="text">
      <style:text-properties style:font-name="Symbol"/>
    </style:style>
    <style:style style:name="WW8Num31z0" style:family="text">
      <style:text-properties style:use-window-font-color="true" style:font-name="Symbol" fo:font-size="14pt" style:font-size-asian="14pt"/>
    </style:style>
    <style:style style:name="WW8Num32z0" style:family="text">
      <style:text-properties style:font-name="Symbol"/>
    </style:style>
    <style:style style:name="WW8Num33z0" style:family="text">
      <style:text-properties style:font-name="Symbol"/>
    </style:style>
    <style:style style:name="WW8Num34z0" style:family="text">
      <style:text-properties style:font-name="Symbol"/>
    </style:style>
    <style:style style:name="WW8Num35z0" style:family="text">
      <style:text-properties style:font-name="Symbol" fo:font-size="8pt" style:font-size-asian="8pt"/>
    </style:style>
    <style:style style:name="WW8Num37z0" style:family="text">
      <style:text-properties style:font-name="Symbol"/>
    </style:style>
    <style:style style:name="WW8Num38z0" style:family="text">
      <style:text-properties style:use-window-font-color="true" style:font-name="Symbol" fo:font-size="14pt" style:font-size-asian="14pt"/>
    </style:style>
    <style:style style:name="WW8Num39z0" style:family="text">
      <style:text-properties style:font-name="Wingdings"/>
    </style:style>
    <style:style style:name="WW8Num40z0" style:family="text">
      <style:text-properties style:font-name="Symbol"/>
    </style:style>
    <style:style style:name="WW8Num41z0" style:family="text">
      <style:text-properties style:font-name="Symbol"/>
    </style:style>
    <style:style style:name="WW8Num42z0" style:family="text">
      <style:text-properties style:font-name="Symbol"/>
    </style:style>
    <style:style style:name="WW8Num43z0" style:family="text">
      <style:text-properties style:font-name="Wingdings"/>
    </style:style>
    <style:style style:name="WW8Num44z0" style:family="text">
      <style:text-properties style:font-name="Wingdings"/>
    </style:style>
    <style:style style:name="WW8Num45z0" style:family="text">
      <style:text-properties style:use-window-font-color="true" style:font-name="Symbol" fo:font-size="14pt" style:font-size-asian="14pt"/>
    </style:style>
    <style:style style:name="WW8Num47z0" style:family="text">
      <style:text-properties style:font-name="Symbol"/>
    </style:style>
    <style:style style:name="WW8Num48z0" style:family="text">
      <style:text-properties style:font-name="Symbol"/>
    </style:style>
    <style:style style:name="WW8Num50z0" style:family="text">
      <style:text-properties style:font-name="Symbol"/>
    </style:style>
    <style:style style:name="WW8Num52z0" style:family="text">
      <style:text-properties style:font-name="Symbol"/>
    </style:style>
    <style:style style:name="WW8Num53z0" style:family="text">
      <style:text-properties style:font-name="Symbol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7z0" style:family="text">
      <style:text-properties style:font-name="Symbol"/>
    </style:style>
    <style:style style:name="WW8Num59z0" style:family="text">
      <style:text-properties style:font-name="Symbol"/>
    </style:style>
    <style:style style:name="WW8Num60z0" style:family="text">
      <style:text-properties style:font-name="Wingdings"/>
    </style:style>
    <style:style style:name="WW8NumSt5z0" style:family="text">
      <style:text-properties style:font-name="Symbol"/>
    </style:style>
    <style:style style:name="Police_20_par_20_défaut" style:display-name="Police par défaut" style:family="text"/>
    <style:style style:name="Definition_20__28_user_29_" style:display-name="Definition (user)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size="10pt" style:font-size-asian="10pt"/>
    </style:style>
    <style:style style:name="Keyboard" style:family="text">
      <style:text-properties style:font-name="Courier New" fo:font-size="10pt" fo:font-weight="bold" style:font-size-asian="10pt" style:font-weight-asian="bold"/>
    </style:style>
    <style:style style:name="Example" style:family="text">
      <style:text-properties style:font-name="Courier New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size="10pt" style:font-size-asian="10pt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text:display="none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2">
        <style:list-level-properties text:min-label-width="1.244cm"/>
      </text:list-level-style-number>
      <text:list-level-style-number text:level="2" style:num-format="1" text:display-levels="2">
        <style:list-level-properties text:min-label-width="1.244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format="1">
        <style:list-level-properties text:min-label-width="0.688cm"/>
      </text:list-level-style-number>
      <text:list-level-style-number text:level="2" style:num-format="1" text:display-levels="2">
        <style:list-level-properties text:min-label-width="0.68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format="1">
        <style:list-level-properties text:min-label-width="0.688cm"/>
      </text:list-level-style-number>
      <text:list-level-style-number text:level="2" style:num-format="1" text:display-levels="2">
        <style:list-level-properties text:min-label-width="0.688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bullet-char="-">
        <style:list-level-properties text:space-before="1.244cm" text:min-label-width="0.635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253cm" style:type="right"/>
        </style:tab-stops>
      </style:paragraph-properties>
      <style:text-properties fo:language="zxx" fo:country="none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style:font-name="Thorndale" fo:font-size="10pt" style:font-size-asian="10pt" style:font-size-complex="10pt"/>
    </style:style>
    <style:style style:name="MT2" style:family="text">
      <style:text-properties style:font-name="Wingdings" fo:font-size="10pt" style:font-name-asian="Wingdings" style:font-size-asian="10pt" style:font-name-complex="Wingdings" style:font-size-complex="10pt"/>
    </style:style>
    <style:style style:name="MT3" style:family="text">
      <style:text-properties style:font-name="Thorndale" fo:font-size="10pt" style:font-name-asian="Wingdings" style:font-size-asian="10pt" style:font-name-complex="Wingdings" style:font-size-complex="10pt"/>
    </style:style>
    <style:style style:name="MT4" style:family="text">
      <style:text-properties style:font-name="Wingdings" style:font-name-asian="Wingdings" style:font-name-complex="Wingdings"/>
    </style:style>
    <style:style style:name="MT5" style:family="text">
      <style:text-properties style:font-name="Thorndale" style:font-name-asian="Wingdings" style:font-name-complex="Wingdings"/>
    </style:style>
    <style:page-layout style:name="Mpm1">
      <style:page-layout-properties fo:page-width="21.001cm" fo:page-height="29.7cm" style:num-format="1" style:print-orientation="portrait" fo:margin-top="1.245cm" fo:margin-bottom="1.245cm" fo:margin-left="1.251cm" fo:margin-right="1.245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33cm" fo:margin-left="0cm" fo:margin-right="0cm" fo:margin-bottom="0.434cm" style:dynamic-spacing="true"/>
      </style:header-style>
      <style:footer-style>
        <style:header-footer-properties fo:min-height="0.279cm" fo:margin-left="0cm" fo:margin-right="0cm" fo:margin-top="0.18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IUT de Caen <text:s/></text:span><text:span text:style-name="MT2"> </text:span><text:span text:style-name="MT1"><text:s/>Campus 3 <text:s/></text:span><text:span text:style-name="MT2"> <text:s/></text:span><text:span text:style-name="MT1">Département Informatique <text:s/></text:span><text:span text:style-name="MT2"> <text:s/></text:span><text:span text:style-name="MT1"><text:s/>Info 2 <text:s/></text:span><text:span text:style-name="MT2"></text:span><text:span text:style-name="MT1"> <text:s text:c="2"/>année 2013-2014 <text:s/></text:span><text:span text:style-name="MT2"> </text:span><text:span text:style-name="MT3"><text:s/></text:span><text:span text:style-name="MT3"><text:file-name text:display="name-and-extension">exo_marees.odt</text:file-name></text:span></text:p>
      </style:header>
      <style:footer>
        <text:p text:style-name="MP2">E. Porcq <text:s text:c="2"/><text:span text:style-name="MT4"> <text:s text:c="2"/></text:span><text:s/>Étude de cas : stade d'eau vive (ESI 2000) <text:span text:style-name="MT4"></text:span> <text:s text:c="3"/>Exo stade <text:s text:c="2"/><text:span text:style-name="MT4"> </text:span><text:span text:style-name="MT5">Imprimé le </text:span><text:span text:style-name="MT5"><text:date style:data-style-name="N37" text:date-value="2014-01-22T08:43:55" text:fixed="true">22/01/14</text:date></text:span><text:span text:style-name="MT5"> </text:span><text:span text:style-name="MT4"> </text:span><text:span text:style-name="MT5"><text:s/>page </text:span><text:span text:style-name="MT5"><text:page-number text:select-page="current">4</text:page-number></text:span><text:span text:style-name="MT5">/</text:span><text:span text:style-name="MT5"><text:page-count>4</text:page-count></text:span><text:span text:style-name="MT4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1</dc:title>
    <meta:initial-creator>Rémi HAMELIN</meta:initial-creator>
    <meta:creation-date>1999-11-10T19:19:00</meta:creation-date>
    <dc:date>2014-01-22T08:43:56.53</dc:date>
    <meta:print-date>2014-01-22T08:44:00.03</meta:print-date>
    <meta:editing-cycles>44</meta:editing-cycles>
    <meta:editing-duration>PT2H45M1S</meta:editing-duration>
    <dc:creator>eric porcq</dc:creator>
    <meta:printed-by>eric porcq</meta:printed-by>
    <meta:document-statistic meta:table-count="0" meta:image-count="0" meta:object-count="9" meta:page-count="4" meta:paragraph-count="61" meta:word-count="786" meta:character-count="4335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1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 fo:border="0.002cm solid #000000"/>
      <style:text-properties style:text-outline="false" style:text-line-through-style="none" style:font-name="Arial" fo:font-size="10pt" fo:text-shadow="none" style:text-underline-style="none" style:text-und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horndale" fo:font-size="12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horndale" style:font-size-complex="12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="0.002cm solid #000000"/>
      <style:text-properties style:text-outline="false" style:text-line-through-style="none" style:font-name="Arial" fo:font-size="10pt" fo:text-shadow="none" style:text-underline-style="none" style:text-und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="0.002cm solid #000000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text-position="42% 100%" style:font-name="Arial" fo:font-size="10pt" fo:language="fr" fo:country="FR" fo:font-style="normal" fo:font-weight="normal" style:font-name-asian="Arial Unicode MS1" style:font-size-asian="10pt" style:language-asian="zxx" style:country-asian="none" style:font-name-complex="Thorndale" style:font-size-complex="10pt"/>
    </style:style>
    <style:style style:name="T2" style:family="text">
      <style:text-properties style:use-window-font-color="true" style:font-name="Thorndale" fo:font-size="12pt" fo:language="fr" fo:country="FR" fo:font-style="normal" fo:font-weight="bold" style:font-name-asian="Arial Unicode MS1" style:font-size-asian="12pt" style:language-asian="zxx" style:country-asian="none" style:font-name-complex="Thorndale" style:font-size-complex="12pt" style:font-weight-complex="bold"/>
    </style:style>
    <style:style style:name="T3" style:family="text">
      <style:text-properties style:use-window-font-color="true" style:text-position="36% 100%" style:font-name="Thorndale" fo:font-size="12pt" fo:language="fr" fo:country="FR" fo:font-style="normal" fo:font-weight="bold" style:font-name-asian="Arial Unicode MS1" style:font-size-asian="12pt" style:language-asian="zxx" style:country-asian="none" style:font-name-complex="Thorndale" style:font-size-complex="12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number-columns-repeated="255" table:default-cell-style-name="ce5"/>
        <table:table-row table:style-name="ro1">
          <table:table-cell table:style-name="ce1" office:value-type="string">
            <text:p>Débit d’utilisation</text:p>
          </table:table-cell>
          <table:table-cell table:style-name="ce6" office:value-type="string">
            <text:p><text:span text:style-name="T2">4 m</text:span><text:span text:style-name="T3">3</text:span><text:span text:style-name="T2">.s</text:span><text:span text:style-name="T3">-1</text:span></text:p>
          </table:table-cell>
          <table:table-cell table:style-name="ce6" office:value-type="string">
            <text:p><text:span text:style-name="T2">14 m</text:span><text:span text:style-name="T3">3</text:span><text:span text:style-name="T2">.s</text:span><text:span text:style-name="T3">-1</text:span></text:p>
          </table:table-cell>
          <table:table-cell table:style-name="ce1"/>
          <table:table-cell table:number-columns-repeated="252"/>
        </table:table-row>
        <table:table-row table:style-name="ro2">
          <table:table-cell table:style-name="ce2" office:value-type="string">
            <text:p>Hauteur minimum d’eau (en m) au dessus du radier permettant d’assurer le débit demandé </text:p>
          </table:table-cell>
          <table:table-cell table:style-name="ce7" table:number-columns-repeated="2"/>
          <table:table-cell table:style-name="ce1"/>
          <table:table-cell table:number-columns-repeated="252"/>
        </table:table-row>
        <table:table-row table:style-name="ro3">
          <table:table-cell table:style-name="ce3" office:value-type="string">
            <text:p>Volume d’eau utilisable dans la réserve en m<text:span text:style-name="T1">3</text:span> (on tiendra compte de la contrainte précédente)</text:p>
          </table:table-cell>
          <table:table-cell table:style-name="ce7" table:number-columns-repeated="2"/>
          <table:table-cell table:style-name="ce1"/>
          <table:table-cell table:number-columns-repeated="252"/>
        </table:table-row>
        <table:table-row table:style-name="ro2">
          <table:table-cell table:style-name="ce4" office:value-type="string">
            <text:p>Pendant combien de temps (en h :mn) la réserve pourra t-elle fournir le débit souhaité.</text:p>
          </table:table-cell>
          <table:table-cell table:style-name="ce7" table:number-columns-repeated="2"/>
          <table:table-cell table:style-name="ce1"/>
          <table:table-cell table:number-columns-repeated="252"/>
        </table:table-row>
        <table:table-row table:style-name="ro2">
          <table:table-cell table:style-name="ce2" office:value-type="string">
            <text:p>Etant données les contraintes sur les périodes d’utilisation du stade (niveau de la mer &lt; 0 m NGF), <text:s/>le volume utile d’eau sera-t-il totalement utilisé ?</text:p>
          </table:table-cell>
          <table:table-cell table:style-name="ce7" table:number-columns-repeated="2"/>
          <table:table-cell table:style-name="ce1" table:number-columns-repeated="3"/>
          <table:table-cell table:number-columns-repeated="250"/>
        </table:table-row>
        <table:table-row table:style-name="ro2">
          <table:table-cell table:style-name="ce2" office:value-type="string">
            <text:p>Combien de temps faut –il pour que le niveau d’eau dans la réserve baisse de 1cm ?</text:p>
          </table:table-cell>
          <table:table-cell table:style-name="ce7" table:number-columns-repeated="5"/>
          <table:table-cell table:number-columns-repeated="250"/>
        </table:table-row>
        <table:table-row table:style-name="ro4">
          <table:table-cell table:number-columns-repeated="3"/>
          <table:table-cell table:style-name="ce8"/>
          <table:table-cell table:style-name="ce7" table:number-columns-repeated="2"/>
          <table:table-cell table:number-columns-repeated="250"/>
        </table:table-row>
        <table:table-row table:style-name="ro4">
          <table:table-cell table:number-columns-repeated="3"/>
          <table:table-cell table:style-name="ce9"/>
          <table:table-cell table:style-name="ce7" table:number-columns-repeated="2"/>
          <table:table-cell table:number-columns-repeated="250"/>
        </table:table-row>
        <table:table-row table:style-name="ro4" table:number-rows-repeated="2">
          <table:table-cell table:number-columns-repeated="3"/>
          <table:table-cell table:style-name="ce7" table:number-columns-repeated="3"/>
          <table:table-cell table:number-columns-repeated="250"/>
        </table:table-row>
        <table:table-row table:style-name="ro4" table:number-rows-repeated="6552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8">28/01/2008</text:date>, <text:time>16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fr" fo:country="FR" fo:text-shadow="none" style:text-underline-style="none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fr" fo:country="FR" fo:text-shadow="none" style:text-underline-style="none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="0.002cm solid #000000"/>
      <style:text-properties style:text-outline="false" style:text-line-through-style="none" style:font-name="Arial" fo:font-size="10pt" fo:text-shadow="none" style:text-underline-style="none" style:text-und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="0.002cm solid #000000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Thorndale" fo:font-size="10pt" fo:language="fr" fo:country="FR" style:font-name-asian="Arial Unicode MS1" style:language-asian="zxx" style:country-asian="none" style:font-name-complex="Thorndale" style:font-size-complex="5.69999980926514pt"/>
    </style:style>
    <style:style style:name="T2" style:family="text">
      <style:text-properties style:use-window-font-color="true" style:font-name="Thorndale" fo:font-size="10pt" fo:language="fr" fo:country="FR" fo:font-style="normal" fo:font-weight="normal" style:font-name-asian="Arial Unicode MS1" style:language-asian="zxx" style:country-asian="none" style:font-name-complex="Thorndale" style:font-size-complex="5.69999980926514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number-columns-repeated="255" table:default-cell-style-name="ce4"/>
        <table:table-row table:style-name="ro1">
          <table:table-cell table:style-name="ce1" office:value-type="string">
            <text:p>Coefficient de la marée</text:p>
          </table:table-cell>
          <table:table-cell table:style-name="ce5" office:value-type="float" office:value="45">
            <text:p>45</text:p>
          </table:table-cell>
          <table:table-cell table:style-name="ce9" office:value-type="float" office:value="95">
            <text:p>95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2" office:value-type="string">
            <text:p>A marée descendante, à quelle heure (par rapport à la pleine mer) peut on commencer à utiliser le stade?</text:p>
          </table:table-cell>
          <table:table-cell table:style-name="ce6" office:value-type="string">
            <text:p/>
            <text:p><text:span text:style-name="T1"><text:s text:c="2"/></text:span><text:span text:style-name="T2">PM +</text:span></text:p>
          </table:table-cell>
          <table:table-cell table:style-name="ce10" office:value-type="string">
            <text:p/>
            <text:p><text:span text:style-name="T1"><text:s text:c="2"/></text:span><text:span text:style-name="T2">PM +</text:span>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2" office:value-type="string">
            <text:p>A marée montante, <text:s/>à quelle heure(par rapport à la pleine mer précédente) doit on cesser d’utiliser le stade?</text:p>
          </table:table-cell>
          <table:table-cell table:style-name="ce6" office:value-type="string">
            <text:p/>
            <text:p><text:span text:style-name="T1"><text:s text:c="2"/></text:span><text:span text:style-name="T2">PM +</text:span></text:p>
          </table:table-cell>
          <table:table-cell table:style-name="ce10" office:value-type="string">
            <text:p/>
            <text:p><text:span text:style-name="T1"><text:s text:c="2"/></text:span><text:span text:style-name="T2">PM +</text:span></text:p>
          </table:table-cell>
          <table:table-cell table:style-name="ce9"/>
          <table:table-cell table:number-columns-repeated="252"/>
        </table:table-row>
        <table:table-row table:style-name="ro2">
          <table:table-cell table:style-name="ce2" office:value-type="string">
            <text:p>Entre deux Pleines Mer, quelle est la durée maximale d’utilisation du stade?</text:p>
          </table:table-cell>
          <table:table-cell table:style-name="ce7"/>
          <table:table-cell table:style-name="ce11"/>
          <table:table-cell table:style-name="ce9"/>
          <table:table-cell table:number-columns-repeated="252"/>
        </table:table-row>
        <table:table-row table:style-name="ro3">
          <table:table-cell table:style-name="ce3"/>
          <table:table-cell table:style-name="ce8" table:number-columns-repeated="2"/>
          <table:table-cell table:style-name="ce9" table:number-columns-repeated="3"/>
          <table:table-cell table:number-columns-repeated="250"/>
        </table:table-row>
        <table:table-row table:style-name="ro3">
          <table:table-cell table:style-name="ce3"/>
          <table:table-cell table:style-name="ce8" table:number-columns-repeated="5"/>
          <table:table-cell table:number-columns-repeated="250"/>
        </table:table-row>
        <table:table-row table:style-name="ro3">
          <table:table-cell table:number-columns-repeated="3"/>
          <table:table-cell table:style-name="ce12"/>
          <table:table-cell table:style-name="ce8" table:number-columns-repeated="2"/>
          <table:table-cell table:number-columns-repeated="250"/>
        </table:table-row>
        <table:table-row table:style-name="ro3">
          <table:table-cell table:number-columns-repeated="3"/>
          <table:table-cell table:style-name="ce13"/>
          <table:table-cell table:style-name="ce8" table:number-columns-repeated="2"/>
          <table:table-cell table:number-columns-repeated="250"/>
        </table:table-row>
        <table:table-row table:style-name="ro3" table:number-rows-repeated="2">
          <table:table-cell table:number-columns-repeated="3"/>
          <table:table-cell table:style-name="ce8" table:number-columns-repeated="3"/>
          <table:table-cell table:number-columns-repeated="250"/>
        </table:table-row>
        <table:table-row table:style-name="ro3" table:number-rows-repeated="6552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8">28/01/2008</text:date>, <text:time>16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" svg:font-family="Thorndale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755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wrap-option="wrap" fo:border-left="0.002cm solid #000000" fo:border-right="none" fo:border-top="0.002cm solid #000000" style:vertical-align="middl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wrap-option="wrap" fo:border-left="0.002cm solid #000000" fo:border-right="none" fo:border-top="0.002cm solid #000000" style:vertical-align="middle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Thorndale" style:font-size-complex="10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55" table:default-cell-style-name="ce3"/>
        <table:table-row table:style-name="ro1">
          <table:table-cell table:style-name="ce1" office:value-type="string">
            <text:p/>
            <text:p>Coefficient de la marée</text:p>
            <text:p/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60">
            <text:p>60</text:p>
          </table:table-cell>
          <table:table-cell table:style-name="ce6" office:value-type="float" office:value="95">
            <text:p>95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Niveau hydrographique de pleine mer <text:s text:c="2"/>(en m)</text:p>
            <text:p/>
          </table:table-cell>
          <table:table-cell table:style-name="ce5"/>
          <table:table-cell table:style-name="ce4" office:value-type="string">
            <text:p>8 m</text:p>
          </table:table-cell>
          <table:table-cell table:style-name="ce6"/>
          <table:table-cell table:number-columns-repeated="252"/>
        </table:table-row>
        <table:table-row table:style-name="ro3">
          <table:table-cell table:style-name="ce2" office:value-type="string">
            <text:p>Niveau NGF de Pleine Mer <text:s/>(PM) <text:s text:c="2"/>(en m)</text:p>
            <text:p/>
          </table:table-cell>
          <table:table-cell table:style-name="ce5"/>
          <table:table-cell table:style-name="ce4" office:value-type="string">
            <text:p>3 m</text:p>
          </table:table-cell>
          <table:table-cell table:style-name="ce6"/>
          <table:table-cell table:number-columns-repeated="252"/>
        </table:table-row>
        <table:table-row table:style-name="ro2">
          <table:table-cell table:style-name="ce2" office:value-type="string">
            <text:p>Niveau NGF de l’eau dans la réserve à PM + 3 <text:s text:c="2"/>(en m)</text:p>
            <text:p>(vannes totalement relevées)</text:p>
          </table:table-cell>
          <table:table-cell table:style-name="ce5"/>
          <table:table-cell table:style-name="ce4" office:value-type="string">
            <text:p>3 m</text:p>
          </table:table-cell>
          <table:table-cell table:style-name="ce6"/>
          <table:table-cell table:number-columns-repeated="252"/>
        </table:table-row>
        <table:table-row table:style-name="ro2">
          <table:table-cell table:style-name="ce2" office:value-type="string">
            <text:p>Niveau NGF de l’eau dans la rivière artificielle à PM + 3 (vannes totalement relevées)</text:p>
          </table:table-cell>
          <table:table-cell table:style-name="ce5"/>
          <table:table-cell table:style-name="ce4" office:value-type="string">
            <text:p>0 m</text:p>
          </table:table-cell>
          <table:table-cell table:style-name="ce6"/>
          <table:table-cell table:number-columns-repeated="252"/>
        </table:table-row>
        <table:table-row table:style-name="ro4" table:number-rows-repeated="65530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" svg:font-family="Thorndale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8">28/01/2008</text:date>, <text:time>16:5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